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834cm" fo:min-width="4.13cm"/>
      <style:paragraph-properties style:writing-mode="lr-tb"/>
    </style:style>
    <style:style style:name="gr2" style:family="graphic" style:parent-style-name="objectwithoutfill">
      <style:graphic-properties draw:marker-end="Стилі_20_стрілок_20_1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5cm" fo:min-width="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objectwithoutfill">
      <style:graphic-properties draw:marker-end="Стилі_20_стрілок_20_2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982cm" fo:min-width="4cm"/>
      <style:paragraph-properties style:writing-mode="lr-tb"/>
    </style:style>
    <style:style style:name="gr8" style:family="graphic" style:parent-style-name="objectwithoutfill">
      <style:graphic-properties draw:marker-end="Стилі_20_стрілок_20_3" draw:marker-end-width="0.3cm" draw:fill="none" draw:textarea-vertical-align="middle"/>
    </style:style>
    <style:style style:name="gr9" style:family="graphic" style:parent-style-name="objectwithoutfill">
      <style:graphic-properties draw:marker-end="Стилі_20_стрілок_20_4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26cm" fo:min-width="1.626cm"/>
      <style:paragraph-properties style:writing-mode="lr-tb"/>
    </style:style>
    <style:style style:name="gr11" style:family="graphic" style:parent-style-name="objectwithoutfill">
      <style:graphic-properties draw:marker-end="Стилі_20_стрілок_20_5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2" draw:layer="layout" svg:width="5cm" svg:height="2.25cm" svg:x="8.5cm" svg:y="1.75cm">
          <text:p text:style-name="P1">body onlo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3" draw:layer="layout" svg:x1="11cm" svg:y1="4cm" svg:x2="11cm" svg:y2="5cm">
          <text:p/>
        </draw:line>
        <draw:custom-shape draw:style-name="gr3" draw:text-style-name="P2" draw:layer="layout" svg:width="4.5cm" svg:height="2cm" svg:x="8.75cm" svg:y="5cm">
          <text:p text:style-name="P1">gameStart()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72cm" svg:height="1.212cm" svg:x="14cm" svg:y="5.5cm">
          <draw:text-box>
            <text:p>game.js</text:p>
          </draw:text-box>
        </draw:frame>
        <draw:frame draw:style-name="gr5" draw:text-style-name="P4" draw:layer="layout" svg:width="4cm" svg:height="0.962cm" svg:x="14cm" svg:y="2.5cm">
          <draw:text-box>
            <text:p>index.html</text:p>
          </draw:text-box>
        </draw:frame>
        <draw:line draw:style-name="gr6" draw:text-style-name="P3" draw:layer="layout" svg:x1="11cm" svg:y1="7cm" svg:x2="11cm" svg:y2="7.75cm">
          <text:p/>
        </draw:line>
        <draw:custom-shape draw:style-name="gr7" draw:text-style-name="P2" draw:layer="layout" svg:width="4.5cm" svg:height="2.232cm" svg:x="8.75cm" svg:y="7.75cm">
          <text:p text:style-name="P1">game.init()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5cm" svg:height="2.232cm" svg:x="8.75cm" svg:y="10.768cm">
          <text:p text:style-name="P5"><text:span text:style-name="T1">this.state = new GameState()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cm" svg:y1="10cm" svg:x2="11cm" svg:y2="10.75cm">
          <text:p/>
        </draw:line>
        <draw:line draw:style-name="gr9" draw:text-style-name="P3" draw:layer="layout" svg:x1="11cm" svg:y1="13cm" svg:x2="11cm" svg:y2="13.75cm">
          <text:p/>
        </draw:line>
        <draw:custom-shape draw:style-name="gr10" draw:text-style-name="P7" draw:layer="layout" svg:width="4.25cm" svg:height="2.75cm" svg:x="9cm" svg:y="13.75cm">
          <text:p text:style-name="P1"><text:span text:style-name="T2">this.state.restore(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1" draw:text-style-name="P3" draw:layer="layout" svg:x1="13.25cm" svg:y1="15.25cm" svg:x2="14.25cm" svg:y2="15.25cm">
          <text:p/>
        </draw:line>
        <draw:frame draw:style-name="gr12" draw:text-style-name="P4" draw:layer="layout" svg:width="1.984cm" svg:height="1cm" svg:x="13cm" svg:y="15.25cm">
          <draw:text-box>
            <text:p>null</text:p>
          </draw:text-box>
        </draw:frame>
        <draw:custom-shape draw:style-name="gr7" draw:text-style-name="P7" draw:layer="layout" svg:width="4.5cm" svg:height="2.232cm" svg:x="14.25cm" svg:y="14.018cm">
          <text:p text:style-name="P8"><text:span text:style-name="T2">this.scenario = new Scenario(Game.defaultScenario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/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/>
    <draw:gradient draw:name="Заповнено_20_синім" draw:display-name="Заповнено синім" draw:style="linear" draw:start-color="#729fcf" draw:end-color="#355269" draw:start-intensity="100%" draw:end-intensity="100%" draw:angle="30deg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/>
    <draw:gradient draw:name="Фі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і_20_стрілок_20_1" draw:display-name="Стилі стрілок 1" svg:viewBox="0 0 20 20" svg:d="M0 20l10-20 10 20z"/>
    <draw:marker draw:name="Стилі_20_стрілок_20_2" draw:display-name="Стилі стрілок 2" svg:viewBox="0 0 20 20" svg:d="M0 20l10-20 10 20z"/>
    <draw:marker draw:name="Стилі_20_стрілок_20_3" draw:display-name="Стилі стрілок 3" svg:viewBox="0 0 20 20" svg:d="M0 20l10-20 10 20z"/>
    <draw:marker draw:name="Стилі_20_стрілок_20_4" draw:display-name="Стилі стрілок 4" svg:viewBox="0 0 20 20" svg:d="M0 20l10-20 10 20z"/>
    <draw:marker draw:name="Стилі_20_стрілок_20_5" draw:display-name="Стилі стрілок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6T11:44:32.592000000</meta:creation-date>
    <dc:date>2021-12-06T12:24:08.782000000</dc:date>
    <meta:editing-duration>PT29M24S</meta:editing-duration>
    <meta:editing-cycles>5</meta:editing-cycles>
    <meta:generator>LibreOffice/7.2.3.2$Windows_X86_64 LibreOffice_project/d166454616c1632304285822f9c83ce2e660fd92</meta:generator>
    <meta:document-statistic meta:object-count="14"/>
  </office:meta>
</office:document-meta>
</file>